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Courier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1.5854in" table:align="left"/>
    </style:style>
    <style:style style:name="Table5.A" style:family="table-column">
      <style:table-column-properties style:column-width="1.5854in"/>
    </style:style>
    <style:style style:name="Table5.A1" style:family="table-cell" style:data-style-name="N0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="none"/>
    </style:style>
    <style:style style:name="Table6" style:family="table">
      <style:table-properties style:width="1.5708in" table:align="left"/>
    </style:style>
    <style:style style:name="Table6.A" style:family="table-column">
      <style:table-column-properties style:column-width="1.5708in"/>
    </style:style>
    <style:style style:name="Table6.A1" style:family="table-cell" style:data-style-name="N0">
      <style:table-cell-properties fo:padding="0.0382in" fo:border="0.0007in solid #000000"/>
    </style:style>
    <style:style style:name="Table6.A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6.A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Georgia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Georgia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Georgia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Courier" fo:font-size="9pt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ourier" fo:font-size="9pt" style:font-size-asian="9pt" style:font-size-complex="9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Courier" fo:font-size="9pt" fo:font-weight="normal" style:font-size-asian="9pt" style:font-weight-asian="normal" style:font-size-complex="9pt" style:font-weight-complex="normal"/>
    </style:style>
    <style:style style:name="P11" style:family="paragraph" style:parent-style-name="Standard" style:list-style-name="L1">
      <style:text-properties style:font-name="Courier1" fo:font-size="9pt" fo:font-weight="normal" style:font-size-asian="9pt" style:font-weight-asian="normal" style:font-size-complex="9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Courier1" fo:font-size="9pt" fo:font-weight="normal" style:font-size-asian="9pt" style:font-weight-asian="normal" style:font-size-complex="9pt" style:font-weight-complex="normal"/>
    </style:style>
    <style:style style:name="P13" style:family="paragraph" style:parent-style-name="Table_20_Contents" style:list-style-name="L1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14" style:family="paragraph" style:parent-style-name="Table_20_Contents" style:list-style-name="L1">
      <style:paragraph-properties fo:text-align="start" style:justify-single-word="false"/>
      <style:text-properties style:font-name="Courier" fo:font-size="9pt" fo:font-weight="normal" style:font-size-asian="9pt" style:font-weight-asian="normal" style:font-size-complex="9pt" style:font-weight-complex="normal"/>
    </style:style>
    <style:style style:name="P15" style:family="paragraph" style:parent-style-name="Answer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"/>
    </style:style>
    <style:style style:name="T3" style:family="text">
      <style:text-properties fo:color="#009900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Name: </text:span>__________________________ <text:s text:c="6"/><text:span text:style-name="T1">Net ID:</text:span> ________ (ex: abc123)<text:span text:style-name="T1"><text:line-break/></text:span></text:p>
      <text:p text:style-name="P1">CSCI-UA.0002 – Strings</text:p>
      <text:p text:style-name="P3"/>
      <text:list xml:id="list1433624897867717500" text:style-name="L1">
        <text:list-item>
          <text:p text:style-name="P9">What sequence of numbers are created by the following ranges (“no sequence” is possible)?<text:line-break/></text:p>
          <text:list>
            <text:list-item>
              <text:p text:style-name="P15">range(4)<text:tab/><text:tab/>_________________________________ <text:span text:style-name="T3">0, 1, </text:span><text:span text:style-name="Answer">2</text:span><text:span text:style-name="T3">, 3</text:span><text:line-break/></text:p>
            </text:list-item>
            <text:list-item>
              <text:p text:style-name="P10">range(2, 4)<text:tab/><text:tab/>_________________________________ <text:span text:style-name="Answer">2, 3</text:span><text:line-break/></text:p>
            </text:list-item>
            <text:list-item>
              <text:p text:style-name="P10">range(2, 8, 2)<text:tab/>_________________________________ <text:span text:style-name="Answer">2, 4, 6</text:span><text:line-break/></text:p>
            </text:list-item>
            <text:list-item>
              <text:p text:style-name="P10">range(10, 6, -1)<text:tab/>_________________________________ <text:span text:style-name="Answer">10, 9, 8, 7</text:span><text:line-break/></text:p>
            </text:list-item>
            <text:list-item>
              <text:p text:style-name="P9"><text:span text:style-name="T2">range(10, 6)<text:tab/><text:tab/>_________________________________ </text:span><text:span text:style-name="Answer">no sequence</text:span><text:line-break/></text:p>
              <text:p text:style-name="P11"/>
            </text:list-item>
          </text:list>
        </text:list-item>
        <text:list-item>
          <text:p text:style-name="P13">What is the output of the following code (“no output” or “error” are possible)?<text:line-break/></text:p>
          <text:list>
            <text:list-item>
              <text:p text:style-name="P14">answer = 'a'</text:p>
              <text:p text:style-name="P14">result = answer != 'a' or answer != 'A'<text:tab/><text:tab/>_______________ <text:span text:style-name="Answer">True</text:span></text:p>
              <text:p text:style-name="P14">print(result)</text:p>
              <text:p text:style-name="P14"/>
              <text:p text:style-name="P14"/>
            </text:list-item>
            <text:list-item>
              <text:p text:style-name="P14">answer = 'a'</text:p>
              <text:p text:style-name="P14">result = answer != 'a' and answer != 'A'<text:tab/>_______________ <text:span text:style-name="Answer">False</text:span></text:p>
              <text:p text:style-name="P14">print(result)<text:line-break/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/>
            <text:list xml:id="list33750259" text:continue-numbering="true" text:style-name="L1">
              <text:list-item>
                <text:list>
                  <text:list-item>
                    <text:p text:style-name="P14">for i in range(3):</text:p>
                    <text:p text:style-name="P14"><text:s text:c="4"/>if i == 1:</text:p>
                    <text:p text:style-name="P14"><text:s text:c="8"/>break</text:p>
                    <text:p text:style-name="P14"><text:s text:c="4"/>print(i)</text:p>
                  </text:list-item>
                </text:list>
              </text:list-item>
            </text:list>
          </table:table-cell>
          <table:table-cell table:style-name="Table1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float" office:value="0">
                  <text:p text:style-name="P8"><text:span text:style-name="Answer">0</text:span></text:p>
                </table:table-cell>
              </table:table-row>
              <table:table-row>
                <table:table-cell table:style-name="Table5.A2" office:value-type="string">
                  <text:p text:style-name="P8"><text:span text:style-name="Answer"/></text:p>
                </table:table-cell>
              </table:table-row>
              <table:table-row>
                <table:table-cell table:style-name="Table5.A2" office:value-type="string">
                  <text:p text:style-name="P8"><text:span text:style-name="Answer"/></text:p>
                </table:table-cell>
              </table:table-row>
            </table:table>
            <text:p text:style-name="P8"/>
          </table:table-cell>
        </table:table-row>
      </table:table>
      <text:list xml:id="list1774799908" text:continue-numbering="true" text:style-name="L1">
        <text:list-item>
          <text:list>
            <text:list-header>
              <text:p text:style-name="P13"/>
            </text:list-header>
          </text:list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list xml:id="list1984076629" text:continue-numbering="true" text:style-name="L1">
              <text:list-item>
                <text:list>
                  <text:list-item>
                    <text:p text:style-name="P14">for i in range(3):</text:p>
                    <text:p text:style-name="P14"><text:s text:c="4"/>if i == 1:</text:p>
                    <text:p text:style-name="P14"><text:s text:c="8"/>continue</text:p>
                    <text:p text:style-name="P14"><text:s text:c="4"/>print(i)</text:p>
                  </text:list-item>
                </text:list>
              </text:list-item>
            </text:list>
          </table:table-cell>
          <table:table-cell table:style-name="Table4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float" office:value="0">
                  <text:p text:style-name="P4"><text:span text:style-name="Answer">0</text:span></text:p>
                </table:table-cell>
              </table:table-row>
              <table:table-row>
                <table:table-cell table:style-name="Table6.A2" office:value-type="float" office:value="2">
                  <text:p text:style-name="P4"><text:span text:style-name="Answer">2</text:span></text:p>
                </table:table-cell>
              </table:table-row>
              <table:table-row>
                <table:table-cell table:style-name="Table6.A3" office:value-type="string">
                  <text:p text:style-name="P4"><text:span text:style-name="Answer"/></text:p>
                </table:table-cell>
              </table:table-row>
            </table:table>
            <text:p text:style-name="P4"/>
          </table:table-cell>
        </table:table-row>
      </table:table>
      <text:p text:style-name="P5"/>
      <text:list xml:id="list1719712790" text:continue-numbering="true" text:style-name="L1">
        <text:list-item>
          <text:p text:style-name="P13">Write a function called limit_length<text:line-break/></text:p>
        </text:list-item>
        <text:list-item>
          <text:p text:style-name="P13">Write a function called is_number (without using the string methods is_numeric, is_digit)</text:p>
        </text:list-item>
        <text:list-item>
          <text:p text:style-name="P9">Write a function called my_l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Courier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nswer" style:family="paragraph" style:parent-style-name="Standard">
      <style:paragraph-properties fo:text-align="start" style:justify-single-word="false"/>
      <style:text-properties style:font-name="Courier" fo:font-size="9pt" fo:font-weight="normal" style:font-size-asian="9pt" style:font-weight-asian="normal" style:font-size-complex="9pt" style:font-weight-complex="normal"/>
    </style:style>
    <style:style style:name="Answer" style:family="paragraph" style:parent-style-name="Standard">
      <style:paragraph-properties fo:text-align="start" style:justify-single-word="false"/>
      <style:text-properties style:font-name="Courier" fo:font-size="9pt" fo:font-weight="normal" style:font-size-asian="9pt" style:font-weight-asian="normal" style:font-size-complex="9pt" style:font-weight-complex="norma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Answer" style:family="text">
      <style:text-properties fo:color="#009900" style:font-name="Courier" fo:font-size="9pt" fo:font-weight="bold" style:font-size-asian="9pt" style:font-weight-asian="bold" style:font-size-complex="9pt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Versoza</meta:initial-creator>
    <meta:creation-date>2012-09-04T03:15:29</meta:creation-date>
    <dc:date>2017-06-12T08:49:26</dc:date>
    <dc:creator>Joe Versoza</dc:creator>
    <meta:editing-duration>P1DT19H55M10S</meta:editing-duration>
    <meta:editing-cycles>41</meta:editing-cycles>
    <meta:generator>OpenOffice/4.1.1$Unix OpenOffice.org_project/411m6$Build-9775</meta:generator>
    <meta:document-statistic meta:table-count="4" meta:image-count="0" meta:object-count="0" meta:page-count="1" meta:paragraph-count="29" meta:word-count="158" meta:character-count="1026"/>
  </office:meta>
</office:document-meta>
</file>